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47ae5" officeooo:paragraph-rsid="00147ae5"/>
    </style:style>
    <style:style style:name="P2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47ae5" officeooo:paragraph-rsid="00147ae5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underline-style="none" fo:font-weight="normal" officeooo:rsid="0015af78" officeooo:paragraph-rsid="0015af78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text-underline-style="none" fo:font-weight="normal" officeooo:rsid="0015af78" officeooo:paragraph-rsid="0016ae43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text-underline-style="none" fo:font-weight="normal" officeooo:rsid="0018a812" officeooo:paragraph-rsid="0018a812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tyle="italic" style:text-underline-style="none" fo:font-weight="bold" officeooo:rsid="0026490b" officeooo:paragraph-rsid="0026490b" style:font-style-asian="italic" style:font-weight-asian="bold" style:font-style-complex="italic" style:font-weight-complex="bold"/>
    </style:style>
    <style:style style:name="P7" style:family="paragraph" style:parent-style-name="Standard" style:list-style-name="L1">
      <style:paragraph-properties fo:text-align="start" style:justify-single-word="false"/>
      <style:text-properties style:text-underline-style="none" fo:font-weight="normal" officeooo:rsid="0015af78" officeooo:paragraph-rsid="0015af78" style:font-weight-asian="normal" style:font-weight-complex="normal"/>
    </style:style>
    <style:style style:name="P8" style:family="paragraph" style:parent-style-name="Standard" style:list-style-name="L1">
      <style:paragraph-properties fo:text-align="start" style:justify-single-word="false"/>
      <style:text-properties style:text-underline-style="none" fo:font-weight="normal" officeooo:rsid="0015af78" officeooo:paragraph-rsid="0018a812" style:font-weight-asian="normal" style:font-weight-complex="normal"/>
    </style:style>
    <style:style style:name="P9" style:family="paragraph" style:parent-style-name="Standard" style:list-style-name="L1">
      <style:paragraph-properties fo:text-align="start" style:justify-single-word="false"/>
      <style:text-properties style:text-underline-style="none" fo:font-weight="normal" officeooo:rsid="001843e7" officeooo:paragraph-rsid="001843e7" style:font-weight-asian="normal" style:font-weight-complex="normal"/>
    </style:style>
    <style:style style:name="P10" style:family="paragraph" style:parent-style-name="Standard" style:list-style-name="L1">
      <style:paragraph-properties fo:text-align="start" style:justify-single-word="false"/>
      <style:text-properties style:text-underline-style="none" fo:font-weight="normal" officeooo:rsid="002a8c87" officeooo:paragraph-rsid="002a8c87" style:font-weight-asian="normal" style:font-weight-complex="normal"/>
    </style:style>
    <style:style style:name="P11" style:family="paragraph" style:parent-style-name="Standard" style:list-style-name="L1">
      <style:paragraph-properties fo:text-align="start" style:justify-single-word="false"/>
      <style:text-properties style:text-underline-style="none" fo:font-weight="normal" officeooo:rsid="002b021c" officeooo:paragraph-rsid="002b021c" style:font-weight-asian="normal" style:font-weight-complex="normal"/>
    </style:style>
    <style:style style:name="P12" style:family="paragraph" style:parent-style-name="Standard" style:list-style-name="L1">
      <style:paragraph-properties fo:text-align="start" style:justify-single-word="false"/>
      <style:text-properties style:text-underline-style="none" fo:font-weight="normal" officeooo:rsid="0016ee4a" officeooo:paragraph-rsid="0016ee4a" style:font-weight-asian="normal" style:font-weight-complex="normal"/>
    </style:style>
    <style:style style:name="P13" style:family="paragraph" style:parent-style-name="Standard" style:list-style-name="L1">
      <style:paragraph-properties fo:text-align="start" style:justify-single-word="false"/>
      <style:text-properties style:text-underline-style="none" fo:font-weight="normal" officeooo:rsid="0018a812" officeooo:paragraph-rsid="0018a812" style:font-weight-asian="normal" style:font-weight-complex="normal"/>
    </style:style>
    <style:style style:name="P14" style:family="paragraph" style:parent-style-name="Standard" style:list-style-name="L1">
      <style:paragraph-properties fo:text-align="start" style:justify-single-word="false"/>
      <style:text-properties style:text-underline-style="none" fo:font-weight="normal" officeooo:rsid="002810f2" officeooo:paragraph-rsid="002810f2" style:font-weight-asian="normal" style:font-weight-complex="normal"/>
    </style:style>
    <style:style style:name="P15" style:family="paragraph" style:parent-style-name="Standard" style:list-style-name="L1">
      <style:paragraph-properties fo:text-align="start" style:justify-single-word="false"/>
      <style:text-properties style:text-underline-style="none" fo:font-weight="bold" officeooo:rsid="0025b99e" officeooo:paragraph-rsid="0025b99e" style:font-weight-asian="bold" style:font-weight-complex="bold"/>
    </style:style>
    <style:style style:name="P16" style:family="paragraph" style:parent-style-name="Standard" style:list-style-name="L1">
      <style:paragraph-properties fo:text-align="start" style:justify-single-word="false"/>
      <style:text-properties fo:font-style="normal" style:text-underline-style="none" fo:font-weight="normal" officeooo:rsid="002810f2" officeooo:paragraph-rsid="002810f2" style:font-style-asian="normal" style:font-weight-asian="normal" style:font-style-complex="normal" style:font-weight-complex="normal"/>
    </style:style>
    <style:style style:name="T1" style:family="text">
      <style:text-properties officeooo:rsid="0016ee4a"/>
    </style:style>
    <style:style style:name="T2" style:family="text">
      <style:text-properties officeooo:rsid="0018a812"/>
    </style:style>
    <style:style style:name="T3" style:family="text">
      <style:text-properties officeooo:rsid="001c4e8f"/>
    </style:style>
    <style:style style:name="T4" style:family="text">
      <style:text-properties officeooo:rsid="001c515d"/>
    </style:style>
    <style:style style:name="T5" style:family="text">
      <style:text-properties officeooo:rsid="001f4e6a"/>
    </style:style>
    <style:style style:name="T6" style:family="text">
      <style:text-properties officeooo:rsid="0023ce9f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officeooo:rsid="002cec9b" style:font-style-asian="italic" style:font-style-complex="italic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2810f2" style:font-weight-asian="bold" style:font-weight-complex="bold"/>
    </style:style>
    <style:style style:name="T11" style:family="text">
      <style:text-properties fo:font-weight="bold" officeooo:rsid="001c515d" style:font-weight-asian="bold" style:font-weight-complex="bold"/>
    </style:style>
    <style:style style:name="T12" style:family="text">
      <style:text-properties fo:font-weight="bold" officeooo:rsid="002b021c" style:font-weight-asian="bold" style:font-weight-complex="bold"/>
    </style:style>
    <style:style style:name="T13" style:family="text">
      <style:text-properties fo:font-weight="bold" officeooo:rsid="002d0b21" style:font-weight-asian="bold" style:font-weight-complex="bold"/>
    </style:style>
    <style:style style:name="T14" style:family="text">
      <style:text-properties fo:font-weight="bold" officeooo:rsid="00311216" style:font-weight-asian="bold" style:font-weight-complex="bold"/>
    </style:style>
    <style:style style:name="T15" style:family="text">
      <style:text-properties officeooo:rsid="002810f2"/>
    </style:style>
    <style:style style:name="T16" style:family="text">
      <style:text-properties officeooo:rsid="002a8c87"/>
    </style:style>
    <style:style style:name="T17" style:family="text">
      <style:text-properties officeooo:rsid="002b021c"/>
    </style:style>
    <style:style style:name="T18" style:family="text">
      <style:text-properties officeooo:rsid="002d4d8f"/>
    </style:style>
    <style:style style:name="T19" style:family="text">
      <style:text-properties officeooo:rsid="002f2f95"/>
    </style:style>
    <style:style style:name="T20" style:family="text">
      <style:text-properties officeooo:rsid="00311216"/>
    </style:style>
    <style:style style:name="T21" style:family="text">
      <style:text-properties officeooo:rsid="003407e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text:tab/><text:tab/><text:tab/><text:tab/><text:tab/><text:tab/><text:tab/><text:tab/><text:tab/>David Kirch</text:p>
      <text:p text:style-name="P1"><text:tab/><text:tab/><text:tab/><text:tab/><text:tab/><text:tab/><text:tab/><text:tab/><text:tab/><text:tab/>CS 3810</text:p>
      <text:p text:style-name="P1"><text:tab/><text:tab/><text:tab/><text:tab/><text:tab/><text:tab/><text:tab/><text:tab/><text:tab/><text:tab/>Class Project - Part <text:span text:style-name="T21">4</text:span></text:p>
      <text:p text:style-name="P1"/>
      <text:p text:style-name="P2">Requirements Specifications/ Business Rules<text:span text:style-name="T6"> - A Simple Gradebook Database</text:span></text:p>
      <text:p text:style-name="P2"/>
      <text:p text:style-name="P3">For my project, a simple grade book database, I will implement the following business rules and requirements specifications - </text:p>
      <text:p text:style-name="P3"/>
      <text:list xml:id="list709795280586789471" text:style-name="L1">
        <text:list-item>
          <text:p text:style-name="P7">The database should keep track of<text:span text:style-name="T3"> at least</text:span> the following entities - </text:p>
        </text:list-item>
      </text:list>
      <text:p text:style-name="P3"/>
      <text:list xml:id="list212420925556448" text:continue-numbering="true" text:style-name="L1">
        <text:list-item>
          <text:list>
            <text:list-item>
              <text:p text:style-name="P7">Professor<text:span text:style-name="T5">.</text:span></text:p>
            </text:list-item>
            <text:list-item>
              <text:p text:style-name="P9">Class<text:span text:style-name="T5">.</text:span></text:p>
            </text:list-item>
            <text:list-item>
              <text:p text:style-name="P9">Student<text:span text:style-name="T5">.</text:span></text:p>
            </text:list-item>
            <text:list-item>
              <text:p text:style-name="P9">Assignment<text:span text:style-name="T5">.</text:span></text:p>
            </text:list-item>
            <text:list-item>
              <text:p text:style-name="P9">Grade<text:span text:style-name="T5">.</text:span></text:p>
            </text:list-item>
            <text:list-item>
              <text:p text:style-name="P16">Enrollment (This table was added to solve a M:N relationship between student and class)</text:p>
            </text:list-item>
          </text:list>
        </text:list-item>
      </text:list>
      <text:p text:style-name="P3"/>
      <text:list xml:id="list212421766588808" text:continue-numbering="true" text:style-name="L1">
        <text:list-item>
          <text:p text:style-name="P7">The <text:span text:style-name="T3">business rules governing the r</text:span>elationship's between the entities <text:span text:style-name="T3">are</text:span> as follows <text:span text:style-name="T12">(these have been modified</text:span><text:span text:style-name="T13"> from the previous submissions</text:span><text:span text:style-name="T12">) </text:span><text:span text:style-name="T17">-</text:span></text:p>
          <text:p text:style-name="P7"/>
          <text:list>
            <text:list-item>
              <text:p text:style-name="P10">A professor can instruct many classes, or none.</text:p>
            </text:list-item>
            <text:list-item>
              <text:p text:style-name="P10">A class is instructed by at least one professor, unless it is not being taught that term and then no professor is assigned.</text:p>
            </text:list-item>
            <text:list-item>
              <text:p text:style-name="P10">A professor can give many assignments, but at the beginning of the term no assignments have been given.</text:p>
            </text:list-item>
            <text:list-item>
              <text:p text:style-name="P10">An assignment is given by one and only one professor.</text:p>
            </text:list-item>
            <text:list-item>
              <text:p text:style-name="P10">A class can have many student enrolled, if it is being offered, if it is not being offered then it will have no student enrolled.</text:p>
            </text:list-item>
            <text:list-item>
              <text:p text:style-name="P10">A student can be enrolled in no classes or many.</text:p>
            </text:list-item>
            <text:list-item>
              <text:p text:style-name="P10">A grade is given for one and only one assignment, and the assignment can only have one grade.</text:p>
            </text:list-item>
            <text:list-item>
              <text:p text:style-name="P10">A student will have many grades, but at the beginning of the term they will have no grades.</text:p>
            </text:list-item>
            <text:list-item>
              <text:p text:style-name="P10">A grade is given to one and only one student.</text:p>
            </text:list-item>
            <text:list-item>
              <text:p text:style-name="P11">An assignment can be of multiple types, which are mutually exclusive (tests, homework, classwork).</text:p>
            </text:list-item>
            <text:list-item>
              <text:p text:style-name="P15"><text:span text:style-name="T7">In response to feedback - </text:span><text:span text:style-name="T8">I added an attribute to the 'Assignment' table so that a type of assignment could be specified. <text:s/>I also rewrote many of these business rules to better reflect the necessary relationships.</text:span></text:p>
            </text:list-item>
          </text:list>
        </text:list-item>
      </text:list>
      <text:p text:style-name="P4"/>
      <text:list xml:id="list212420514380675" text:continue-numbering="true" text:style-name="L1">
        <text:list-item>
          <text:p text:style-name="P7">The attributes of the entities <text:span text:style-name="T4">will include at least the following </text:span><text:span text:style-name="T11">(</text:span><text:span text:style-name="T14">this includes foreign key references</text:span><text:span text:style-name="T10">) </text:span>- </text:p>
        </text:list-item>
      </text:list>
      <text:p text:style-name="P3"/>
      <text:list xml:id="list212422037057073" text:continue-numbering="true" text:style-name="L1">
        <text:list-item>
          <text:list>
            <text:list-item>
              <text:p text:style-name="P7">Professor - Professor ID number, professor first name, professor last name, professor office number, professor phone number, professor department<text:span text:style-name="T16">.</text:span></text:p>
            </text:list-item>
            <text:list-item>
              <text:p text:style-name="P8"><text:span text:style-name="T2">Class</text:span> - Class ID number, number of students, maximum size, class name, <text:span text:style-name="T1">current term, start date, end date, department, professor ID.</text:span></text:p>
            </text:list-item>
            <text:list-item>
              <text:p text:style-name="P8">Student - Student ID number, student first name, student last name, <text:span text:style-name="T19">s</text:span>tudent email, student class level<text:span text:style-name="T16">, student address.</text:span></text:p>
            </text:list-item>
            <text:list-item>
              <text:p text:style-name="P12"><text:soft-page-break/>Assignment - Assignment number, <text:span text:style-name="T15">assignment type (test, quiz, homework), assignment description</text:span>, maximum points, due date, assigned dat<text:span text:style-name="T18">e, professor ID.</text:span></text:p>
            </text:list-item>
            <text:list-item>
              <text:p text:style-name="P13">Grade - <text:span text:style-name="T15">Grade percent, student ID, assignment number.</text:span></text:p>
            </text:list-item>
            <text:list-item>
              <text:p text:style-name="P14">Enrolled - Enrollment ID<text:span text:style-name="T16">, class ID, student ID.</text:span></text:p>
            </text:list-item>
          </text:list>
        </text:list-item>
      </text:list>
      <text:p text:style-name="P5"/>
      <text:p text:style-name="P3"><text:span text:style-name="T4">These are the basic entities, business rules, and attributes that should be included in the database. <text:s/></text:span>These may change as the project is further developed, but they represent my current goals and the current structure.<text:span text:style-name="T1"> <text:s/>They may also change based on feedback from the instructor. <text:s/>Some of the structure of these rules is based on information from the text book and from in class discussions.</text:span></text:p>
      <text:p text:style-name="P3"/>
      <text:p text:style-name="P6">This is a re-submission, with some notes from feedback and some changes to properly reflect the ERD and table for part <text:span text:style-name="T21">4</text:span> of the project.<text:span text:style-name="T15"> <text:s/>Changes from the original submission are in bold above, but I made many changes to the business rules separately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30T19:21:35.322000000</meta:creation-date>
    <dc:date>2016-11-26T21:24:20.228000000</dc:date>
    <meta:editing-duration>PT39M6S</meta:editing-duration>
    <meta:editing-cycles>14</meta:editing-cycles>
    <meta:generator>LibreOffice/5.1.6.2$Windows_x86 LibreOffice_project/07ac168c60a517dba0f0d7bc7540f5afa45f0909</meta:generator>
    <meta:document-statistic meta:table-count="0" meta:image-count="0" meta:object-count="0" meta:page-count="2" meta:paragraph-count="33" meta:word-count="524" meta:character-count="3103" meta:non-whitespace-character-count="2600"/>
  </office:meta>
</office:document-meta>
</file>